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rial Rounded MT Bold" fo:color="#800000" fo:font-size="20pt" style:font-size-asian="20pt" style:font-size-complex="20pt"/>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list-style-name="LFO1" style:family="paragraph"/>
    <style:style style:name="T5" style:parent-style-name="Policepardéfaut" style:family="text">
      <style:text-properties fo:font-weight="bold" style:font-weight-asian="bold" style:font-weight-complex="bold"/>
    </style:style>
    <style:style style:name="P6" style:parent-style-name="Normal" style:list-style-name="LFO1" style:family="paragraph"/>
    <style:style style:name="T7" style:parent-style-name="Policepardéfaut" style:family="text">
      <style:text-properties fo:font-weight="bold" style:font-weight-asian="bold" style:font-weight-complex="bold"/>
    </style:style>
    <style:style style:name="P8" style:parent-style-name="Normal" style:list-style-name="LFO1" style:family="paragraph"/>
    <style:style style:name="T9" style:parent-style-name="Policepardéfaut" style:family="text">
      <style:text-properties fo:font-weight="bold" style:font-weight-asian="bold" style:font-weight-complex="bold"/>
    </style:style>
    <style:style style:name="P10" style:parent-style-name="Normal" style:list-style-name="LFO1" style:family="paragraph"/>
    <style:style style:name="T11" style:parent-style-name="Policepardéfaut" style:family="text">
      <style:text-properties fo:font-weight="bold" style:font-weight-asian="bold" style:font-weight-complex="bold"/>
    </style:style>
    <style:style style:name="P12" style:parent-style-name="Normal" style:family="paragraph">
      <style:text-properties fo:font-weight="bold" style:font-weight-asian="bold" style:font-weight-complex="bold"/>
    </style:style>
    <style:style style:name="P13" style:parent-style-name="Normal" style:list-style-name="LFO2" style:family="paragraph"/>
    <style:style style:name="P14" style:parent-style-name="Normal" style:list-style-name="LFO2" style:family="paragraph"/>
    <style:style style:name="P15" style:parent-style-name="Normal" style:list-style-name="LFO2" style:family="paragraph"/>
    <style:style style:name="P16" style:parent-style-name="Normal" style:family="paragraph">
      <style:text-properties fo:font-weight="bold" style:font-weight-asian="bold" style:font-weight-complex="bold" fo:color="#000000" style:text-underline-type="single" style:text-underline-style="solid" style:text-underline-width="auto" style:text-underline-mode="continuous"/>
    </style:style>
    <style:style style:name="P17" style:parent-style-name="Normal" style:family="paragraph">
      <style:text-properties fo:font-weight="bold" style:font-weight-asian="bold" style:font-weight-complex="bold" fo:color="#990000"/>
    </style:style>
    <style:style style:name="T18" style:parent-style-name="Policepardéfaut" style:family="text">
      <style:text-properties fo:font-style="italic" style:font-style-asian="italic" style:font-style-complex="italic"/>
    </style:style>
    <style:style style:name="P19" style:parent-style-name="Normal" style:family="paragraph">
      <style:text-properties fo:font-weight="bold" style:font-weight-asian="bold" style:font-weight-complex="bold" fo:color="#990000"/>
    </style:style>
    <style:style style:name="T20" style:parent-style-name="Policepardéfaut" style:family="text">
      <style:text-properties fo:font-style="italic" style:font-style-asian="italic" style:font-style-complex="italic"/>
    </style:style>
    <style:style style:name="P21" style:parent-style-name="Normal" style:family="paragraph">
      <style:text-properties fo:font-weight="bold" style:font-weight-asian="bold" style:font-weight-complex="bold" fo:color="#990000"/>
    </style:style>
    <style:style style:name="P22" style:parent-style-name="Normal" style:family="paragraph">
      <style:text-properties fo:font-weight="bold" style:font-weight-asian="bold" style:font-weight-complex="bold" fo:color="#990000"/>
    </style:style>
    <style:style style:name="P23" style:parent-style-name="Normal" style:family="paragraph">
      <style:text-properties fo:font-weight="bold" style:font-weight-asian="bold" style:font-weight-complex="bold" fo:color="#990000"/>
    </style:style>
    <style:style style:name="P24" style:parent-style-name="Normal" style:list-style-name="LFO3" style:family="paragraph"/>
    <style:style style:name="P25" style:parent-style-name="Normal" style:list-style-name="LFO3" style:family="paragraph"/>
    <style:style style:name="P26" style:parent-style-name="Normal" style:list-style-name="LFO3" style:family="paragraph"/>
    <style:style style:name="P27" style:parent-style-name="Normal" style:list-style-name="LFO3" style:family="paragraph"/>
    <style:style style:name="P28" style:parent-style-name="Normal" style:list-style-name="LFO3" style:family="paragraph"/>
    <style:style style:name="T29" style:parent-style-name="Policepardéfaut" style:family="text">
      <style:text-properties fo:font-style="italic" style:font-style-asian="italic" style:font-style-complex="italic"/>
    </style:style>
    <style:style style:name="T30" style:parent-style-name="Policepardéfaut" style:family="text">
      <style:text-properties fo:font-style="italic" style:font-style-asian="italic" style:font-style-complex="italic"/>
    </style:style>
    <style:style style:name="T31" style:parent-style-name="Policepardéfaut" style:family="text">
      <style:text-properties fo:font-style="italic" style:font-style-asian="italic" style:font-style-complex="italic"/>
    </style:style>
    <style:style style:name="P32" style:parent-style-name="Normal" style:family="paragraph">
      <style:text-properties fo:font-weight="bold" style:font-weight-asian="bold" style:font-weight-complex="bold" fo:color="#990000"/>
    </style:style>
    <style:style style:name="P33" style:parent-style-name="Normal" style:family="paragraph">
      <style:text-properties fo:font-weight="bold" style:font-weight-asian="bold" style:font-weight-complex="bold" fo:color="#990000"/>
    </style:style>
    <style:style style:name="P34" style:parent-style-name="Normal" style:family="paragraph">
      <style:text-properties fo:font-weight="bold" style:font-weight-asian="bold" style:font-weight-complex="bold" fo:color="#990000"/>
    </style:style>
    <style:style style:name="P35" style:parent-style-name="Normal" style:list-style-name="LFO4" style:family="paragraph"/>
    <style:style style:name="P36" style:parent-style-name="Normal" style:list-style-name="LFO4" style:family="paragraph"/>
    <style:style style:name="P37" style:parent-style-name="Normal" style:list-style-name="LFO4" style:family="paragraph"/>
    <style:style style:name="T38" style:parent-style-name="Policepardéfaut" style:family="text">
      <style:text-properties fo:font-style="italic" style:font-style-asian="italic" style:font-style-complex="italic"/>
    </style:style>
    <style:style style:name="T39" style:parent-style-name="Policepardéfaut" style:family="text">
      <style:text-properties fo:font-style="italic" style:font-style-asian="italic" style:font-style-complex="italic"/>
    </style:style>
    <style:style style:name="T40" style:parent-style-name="Policepardéfaut" style:family="text">
      <style:text-properties fo:font-style="italic" style:font-style-asian="italic" style:font-style-complex="italic"/>
    </style:style>
    <style:style style:name="P41" style:parent-style-name="Normal" style:family="paragraph">
      <style:paragraph-properties fo:text-align="center"/>
      <style:text-properties style:font-name="Arial Rounded MT Bold" fo:color="#800000" fo:font-size="20pt" style:font-size-asian="20pt" style:font-size-complex="20pt"/>
    </style:style>
    <style:style style:name="P42" style:parent-style-name="Normal" style:family="paragraph">
      <style:paragraph-properties fo:text-align="center"/>
      <style:text-properties style:font-name="Arial Rounded MT Bold" fo:color="#800000" fo:font-size="20pt" style:font-size-asian="20pt" style:font-size-complex="20pt"/>
    </style:style>
    <style:style style:name="P43" style:parent-style-name="Paragraphedeliste" style:list-style-name="LFO5" style:family="paragraph">
      <style:text-properties fo:font-weight="bold" style:font-weight-asian="bold" style:font-weight-complex="bold"/>
    </style:style>
    <style:style style:name="TableColumn45" style:family="table-column">
      <style:table-column-properties style:column-width="2.0333in"/>
    </style:style>
    <style:style style:name="TableColumn46" style:family="table-column">
      <style:table-column-properties style:column-width="2.0048in"/>
    </style:style>
    <style:style style:name="TableColumn47" style:family="table-column">
      <style:table-column-properties style:column-width="2.0048in"/>
    </style:style>
    <style:style style:name="Table44" style:family="table">
      <style:table-properties style:width="6.043in" fo:margin-left="0.25in" table:align="left"/>
    </style:style>
    <style:style style:name="TableRow48" style:family="table-row">
      <style:table-row-properties/>
    </style:style>
    <style:style style:name="TableCell49" style:family="table-cell">
      <style:table-cell-properties fo:border="0.0069in solid #000000" style:writing-mode="lr-tb" style:vertical-align="middle" fo:padding-top="0in" fo:padding-left="0.075in" fo:padding-bottom="0in" fo:padding-right="0.075in"/>
    </style:style>
    <style:style style:name="P50" style:parent-style-name="Normal" style:family="paragraph">
      <style:paragraph-properties fo:text-align="center" fo:margin-bottom="0in" fo:line-height="100%"/>
      <style:text-properties fo:font-weight="bold" style:font-weight-asian="bold" style:font-weight-complex="bold" fo:color="#800000"/>
    </style:style>
    <style:style style:name="TableCell51" style:family="table-cell">
      <style:table-cell-properties fo:border="0.0069in solid #000000" style:writing-mode="lr-tb" style:vertical-align="middle" fo:padding-top="0in" fo:padding-left="0.075in" fo:padding-bottom="0in" fo:padding-right="0.075in"/>
    </style:style>
    <style:style style:name="P52" style:parent-style-name="Normal" style:family="paragraph">
      <style:paragraph-properties fo:text-align="center" fo:margin-bottom="0in" fo:line-height="100%"/>
      <style:text-properties fo:font-weight="bold" style:font-weight-asian="bold" style:font-weight-complex="bold" fo:color="#800000"/>
    </style:style>
    <style:style style:name="TableCell53" style:family="table-cell">
      <style:table-cell-properties fo:border="0.0069in solid #000000" style:writing-mode="lr-tb" style:vertical-align="middle" fo:padding-top="0in" fo:padding-left="0.075in" fo:padding-bottom="0in" fo:padding-right="0.075in"/>
    </style:style>
    <style:style style:name="P54" style:parent-style-name="Normal" style:family="paragraph">
      <style:paragraph-properties fo:text-align="center" fo:margin-bottom="0in" fo:line-height="100%"/>
      <style:text-properties fo:font-weight="bold" style:font-weight-asian="bold" style:font-weight-complex="bold" fo:color="#800000"/>
    </style:style>
    <style:style style:name="TableRow55" style:family="table-row">
      <style:table-row-properties/>
    </style:style>
    <style:style style:name="TableCell56" style:family="table-cell">
      <style:table-cell-properties fo:border="0.0069in solid #000000" style:writing-mode="lr-tb" style:vertical-align="middle" fo:padding-top="0in" fo:padding-left="0.075in" fo:padding-bottom="0in" fo:padding-right="0.075in"/>
    </style:style>
    <style:style style:name="P57" style:parent-style-name="Normal" style:family="paragraph">
      <style:paragraph-properties fo:text-align="center" fo:margin-bottom="0in" fo:line-height="100%"/>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Normal" style:family="paragraph">
      <style:paragraph-properties fo:text-align="center" fo:margin-bottom="0in" fo:line-height="100%"/>
    </style:style>
    <style:style style:name="TableCell60" style:family="table-cell">
      <style:table-cell-properties fo:border="0.0069in solid #000000" style:writing-mode="lr-tb" style:vertical-align="middle" fo:padding-top="0in" fo:padding-left="0.075in" fo:padding-bottom="0in" fo:padding-right="0.075in"/>
    </style:style>
    <style:style style:name="P61" style:parent-style-name="Normal" style:family="paragraph">
      <style:paragraph-properties fo:text-align="center" fo:margin-bottom="0in" fo:line-height="100%"/>
    </style:style>
    <style:style style:name="TableRow62" style:family="table-row">
      <style:table-row-properties/>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Normal" style:family="paragraph">
      <style:paragraph-properties fo:text-align="center" fo:margin-bottom="0in" fo:line-height="100%"/>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Normal" style:family="paragraph">
      <style:paragraph-properties fo:text-align="center" fo:margin-bottom="0in" fo:line-height="100%"/>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Normal" style:family="paragraph">
      <style:paragraph-properties fo:text-align="center" fo:margin-bottom="0in" fo:line-height="100%"/>
    </style:style>
    <style:style style:name="TableRow69" style:family="table-row">
      <style:table-row-properties/>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Normal" style:family="paragraph">
      <style:paragraph-properties fo:text-align="center" fo:margin-bottom="0in" fo:line-height="100%"/>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Normal" style:family="paragraph">
      <style:paragraph-properties fo:text-align="center" fo:margin-bottom="0in" fo:line-height="100%"/>
    </style:style>
    <style:style style:name="TableCell74" style:family="table-cell">
      <style:table-cell-properties fo:border="0.0069in solid #000000" style:writing-mode="lr-tb" style:vertical-align="middle" fo:padding-top="0in" fo:padding-left="0.075in" fo:padding-bottom="0in" fo:padding-right="0.075in"/>
    </style:style>
    <style:style style:name="P75" style:parent-style-name="Normal" style:family="paragraph">
      <style:paragraph-properties fo:text-align="center" fo:margin-bottom="0in" fo:line-height="100%"/>
    </style:style>
    <style:style style:name="TableRow76" style:family="table-row">
      <style:table-row-properties/>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Normal" style:family="paragraph">
      <style:paragraph-properties fo:text-align="center" fo:margin-bottom="0in" fo:line-height="100%"/>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Normal" style:family="paragraph">
      <style:paragraph-properties fo:text-align="center" fo:margin-bottom="0in" fo:line-height="100%"/>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Normal" style:family="paragraph">
      <style:paragraph-properties fo:text-align="center" fo:margin-bottom="0in" fo:line-height="100%"/>
    </style:style>
    <style:style style:name="TableRow83" style:family="table-row">
      <style:table-row-properties/>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Normal" style:family="paragraph">
      <style:paragraph-properties fo:text-align="center" fo:margin-bottom="0in" fo:line-height="100%"/>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Normal" style:family="paragraph">
      <style:paragraph-properties fo:text-align="center" fo:margin-bottom="0in" fo:line-height="100%"/>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Normal" style:family="paragraph">
      <style:paragraph-properties fo:text-align="center" fo:margin-bottom="0in" fo:line-height="100%"/>
    </style:style>
    <style:style style:name="P90" style:parent-style-name="Normal" style:family="paragraph">
      <style:paragraph-properties fo:margin-left="0.25in">
        <style:tab-stops/>
      </style:paragraph-properties>
      <style:text-properties fo:font-weight="bold" style:font-weight-asian="bold" style:font-weight-complex="bold"/>
    </style:style>
    <style:style style:name="T91" style:parent-style-name="Policepardéfaut" style:family="text">
      <style:text-properties fo:font-weight="bold" style:font-weight-asian="bold" style:font-weight-complex="bold"/>
    </style:style>
    <style:style style:name="T92" style:parent-style-name="Policepardéfaut" style:family="text">
      <style:text-properties fo:font-weight="bold" style:font-weight-asian="bold" style:font-weight-complex="bold"/>
    </style:style>
    <style:style style:name="P93" style:parent-style-name="Normal" style:list-style-name="LFO6" style:family="paragraph"/>
    <style:style style:name="P94" style:parent-style-name="Normal" style:list-style-name="LFO6" style:family="paragraph"/>
    <style:style style:name="P95" style:parent-style-name="Normal" style:family="paragraph">
      <style:text-properties fo:font-weight="bold" style:font-weight-asian="bold" style:font-weight-complex="bold"/>
    </style:style>
    <style:style style:name="P96" style:parent-style-name="Normal" style:list-style-name="LFO7" style:family="paragraph"/>
    <style:style style:name="P97" style:parent-style-name="Normal" style:list-style-name="LFO7" style:family="paragraph"/>
    <style:style style:name="P98" style:parent-style-name="Normal" style:family="paragraph">
      <style:paragraph-properties fo:margin-left="0.25in">
        <style:tab-stops/>
      </style:paragraph-properties>
    </style:style>
    <style:style style:name="P99" style:parent-style-name="Normal" style:family="paragraph">
      <style:text-properties fo:font-weight="bold" style:font-weight-asian="bold" style:font-weight-complex="bold"/>
    </style:style>
    <style:style style:name="P100" style:parent-style-name="Normal" style:list-style-name="LFO8" style:family="paragraph"/>
  </office:automatic-styles>
  <office:body>
    <office:text text:use-soft-page-breaks="true">
      <text:p text:style-name="P1">MANUEL D’UTILISATION</text:p>
      <text:p text:style-name="Normal"/>
      <text:p text:style-name="P2">1. Objectif du projet</text:p>
      <text:p text:style-name="Normal">Le site Vite et Gourmand a été conçu pour permettre aux utilisateurs de consulter facilement le menu, passer des commandes en ligne et suivre leur statut en temps réel. L’interface est pensée pour être intuitive, avec un accès rapide aux différentes fonctionnalités principales.</text:p>
      <text:p text:style-name="Normal"/>
      <text:p text:style-name="P3">2. Organisation générale</text:p>
      <text:p text:style-name="Normal">Le projet est structuré autour des pages et composants suivants :</text:p>
      <text:list text:style-name="LFO1" text:continue-numbering="true">
        <text:list-item>
          <text:p text:style-name="P4"><text:span text:style-name="T5">Pages principales :</text:span><text:s/>accueil, connexion, inscription, menu, commande, dashboard.</text:p>
        </text:list-item>
        <text:list-item>
          <text:p text:style-name="P6"><text:span text:style-name="T7">Autres pages :</text:span><text:s/>avis, espace utilisateur, mentions légales, politique de confidentialité, condition générales…</text:p>
        </text:list-item>
        <text:list-item>
          <text:p text:style-name="P8"><text:span text:style-name="T9">Fichiers importants :</text:span><text:s/>tous les codes sont centralisés dans le dossier principal du projet. Pour les détails techniques sur la configuration et l’installation, se référer au README fourni.</text:p>
        </text:list-item>
        <text:list-item>
          <text:p text:style-name="P10"><text:span text:style-name="T11">Maquettes et visuels :</text:span><text:s/>toutes les maquettes demandées sont disponibles au format PDF dans le dossier spécifique.</text:p>
        </text:list-item>
      </text:list>
      <text:p text:style-name="Normal"/>
      <text:p text:style-name="P12">3. Installation / Pré-requis</text:p>
      <text:p text:style-name="Normal">Pour utiliser le site :</text:p>
      <text:list text:style-name="LFO2" text:continue-numbering="true">
        <text:list-item>
          <text:p text:style-name="P13">Un navigateur web récent (Chrome, Firefox, Edge…).</text:p>
        </text:list-item>
        <text:list-item>
          <text:p text:style-name="P14">Accès au serveur ou au dossier du projet si vous voulez tester en local.</text:p>
        </text:list-item>
        <text:list-item>
          <text:p text:style-name="P15">Avoir consulté le README pour l’installation complète et la configuration des codes.</text:p>
        </text:list-item>
      </text:list>
      <text:p text:style-name="Normal"/>
      <text:p text:style-name="P16">4. Utilisation</text:p>
      <text:p text:style-name="P17">Accès au site et navigation générale</text:p>
      <text:p text:style-name="Normal">Une fois Wamp lancé en localhost, lorsque l’on clique sur le lien<text:s/><text:span text:style-name="T18">Vite et Gourmand</text:span>, on arrive directement sur la page index, correspondant à la page d’accueil du site.</text:p>
      <text:soft-page-break/>
      <text:p text:style-name="Normal">Sans être inscrit ni connecté, il est possible de naviguer librement via les liens présents dans le header, donnant accès aux pages avis, menu, commande et connexion, en plus de la page d’accueil.<text:line-break/>Toutefois, pour pouvoir passer une commande ou laisser un avis, il est obligatoire d’être connecté. Si l’utilisateur ne possède pas encore de compte, il devra s’inscrire afin de pouvoir accéder à ces fonctionnalités.</text:p>
      <text:p text:style-name="Normal"/>
      <text:p text:style-name="P19">Connexion, inscription et réinitialisation du mot de passe</text:p>
      <text:p text:style-name="Normal">Sur la page de connexion, deux liens sont disponibles en cas de besoin.<text:line-break/>Le premier permet de réinitialiser le mot de passe. L’utilisateur est alors redirigé vers une page de réinitialisation où il doit saisir son adresse e-mail, puis cliquer sur le bouton<text:s/><text:span text:style-name="T20">Envoyer</text:span>.</text:p>
      <text:p text:style-name="Normal">Normalement, un lien est envoyé par e-mail. Cependant, dans ce projet, l’envoi d’e-mail réel n’est pas possible faute de serveur payant. Le lien de réinitialisation s’affiche donc directement en haut de la page. En cliquant dessus, l’utilisateur accède à la page permettant de définir un nouveau mot de passe. Il est important de respecter les recommandations indiquées afin que le mot de passe soit valide.</text:p>
      <text:p text:style-name="Normal">Le second lien permet d’accéder à la page d’inscription. Toutes les informations demandées doivent être renseignées, sans quoi le formulaire ne pourra pas être envoyé. Là encore, il est nécessaire de respecter les règles de création d’un mot de passe valide.</text:p>
      <text:p text:style-name="Normal">La page de connexion est commune aux trois types d’utilisateurs : client, employé et administrateur.<text:line-break/>Selon l’endroit où le profil est créé, un identifiant spécifique est attribué et l’utilisateur accède à un espace qui lui est propre.<text:line-break/>Le compte administrateur est unique et non duplicable, conformément à la demande du client.</text:p>
      <text:p text:style-name="P21">Utilisation côté client (utilisateur classique)</text:p>
      <text:p text:style-name="Normal">Une fois connecté en tant que client, l’utilisateur arrive directement sur la page d’accueil. Celle-ci présente l’enseigne et propose un header permettant de naviguer vers les pages principales.<text:line-break/>En bas de la présentation, les avis clients défilent automatiquement, et un bouton permet d’accéder à la page dédiée afin de laisser un avis.</text:p>
      <text:p text:style-name="Normal">Comme pour tous les formulaires du site, il est important de bien sélectionner le nombre d’étoiles correspondant à la note, d’ajouter un commentaire ainsi qu’un nom. Les avis sont ensuite affichés avec la note et le commentaire, mais restent anonymes côté utilisateur.</text:p>
      <text:soft-page-break/>
      <text:p text:style-name="Normal">Un bouton permet également d’accéder à la page des menus, de la même manière que via les liens du header.<text:line-break/>Sur toutes les pages accessibles côté client, le header (navigation) et le footer sont présents. Le footer contient les informations de l’entreprise (adresse, téléphone, e-mail, horaires) ainsi que les liens vers les pages légales.</text:p>
      <text:p text:style-name="P22">Page de contact</text:p>
      <text:p text:style-name="Normal">La page de contact permet à l’utilisateur de s’adresser directement à l’entreprise. Une fois le formulaire correctement rempli et envoyé, la demande est transmise à l’employeur par e-mail.</text:p>
      <text:p text:style-name="Normal"/>
      <text:p text:style-name="P23">Consultation des menus et filtres</text:p>
      <text:p text:style-name="Normal">La page des menus regroupe l’ensemble des menus proposés par l’entreprise.<text:line-break/>Des filtres situés en haut de la page permettent de trier les menus selon :</text:p>
      <text:list text:style-name="LFO3" text:continue-numbering="true">
        <text:list-item>
          <text:p text:style-name="P24">une fourchette de prix,</text:p>
        </text:list-item>
        <text:list-item>
          <text:p text:style-name="P25">le nombre minimum de personnes (selon le stock disponible),</text:p>
        </text:list-item>
        <text:list-item>
          <text:p text:style-name="P26">le thème,</text:p>
        </text:list-item>
        <text:list-item>
          <text:p text:style-name="P27">le régime alimentaire (affiche uniquement les menus contenant le régime sélectionné),</text:p>
        </text:list-item>
        <text:list-item>
          <text:p text:style-name="P28">le tri par prix croissant ou décroissant.</text:p>
        </text:list-item>
      </text:list>
      <text:p text:style-name="Normal">Sous les filtres, des cartes menus affichent le titre du menu, le stock disponible, le nombre minimum de personnes requis et le prix par personne.<text:line-break/>Le bouton<text:s/><text:span text:style-name="T29">Détails menu</text:span><text:s/>permet de dérouler le contenu du menu.</text:p>
      <text:p text:style-name="Normal">Une galerie photo est disponible et peut être parcourue à l’aide des flèches, offrant un visuel des plats proposés. La disponibilité du menu est également indiquée.<text:line-break/>Pour sélectionner les éléments du menu, l’utilisateur doit cliquer sur les petits boutons correspondants. Il est obligatoire de choisir un élément de chaque catégorie (entrée, plat et dessert). Il n’est donc pas possible de sélectionner plusieurs éléments d’une même catégorie pour un seul menu.</text:p>
      <text:p text:style-name="Normal">Si l’utilisateur souhaite commander plusieurs fois le même menu avec les mêmes options, il peut simplement cliquer sur le bouton + (<text:span text:style-name="T30">plus)</text:span><text:s/>afin d’augmenter la quantité.<text:line-break/>Une fois les choix effectués, le bouton<text:s/><text:span text:style-name="T31">Commander</text:span><text:s/>permet d’ajouter le menu. Une notification indique alors que la commande est en attente, permettant à l’utilisateur de continuer à consulter d’autres menus s’il le souhaite.</text:p>
      <text:p text:style-name="P32">Récapitulatif de commande et paiement</text:p>
      <text:soft-page-break/>
      <text:p text:style-name="Normal">Une fois les commandes terminées, l’utilisateur peut accéder au récapitulatif de commande via le lien présent dans le header.<text:line-break/>Si l’utilisateur est inscrit, ses informations personnelles sont automatiquement renseignées dans le formulaire. Il lui suffit alors de sélectionner la date et l’heure de livraison. Les dates sont bloquées à J+3 minimum, et un message s’affiche si une date invalide est sélectionnée.</text:p>
      <text:p text:style-name="Normal">Un tableau récapitulatif affiche le détail de la commande avec la possibilité de supprimer un élément. Les frais de livraison sont calculés automatiquement selon que l’utilisateur habite ou non à Bordeaux.</text:p>
      <text:p text:style-name="Normal">Une fois la commande validée, l’utilisateur accède à la page de paiement. Les informations bancaires doivent être renseignées afin de finaliser la commande.<text:line-break/>Le site étant fictif, aucune vérification bancaire réelle n’est effectuée. Toutefois, le traitement côté code permet de simuler une validation de paiement, rendant la commande visible et traitable côté employés sur le dashboard.</text:p>
      <text:p text:style-name="P33">Espace personnel client</text:p>
      <text:p text:style-name="Normal">Lors de la connexion, le prénom de l’utilisateur apparaît à côté du bouton de déconnexion. En cliquant dessus, l’utilisateur accède à sa page personnelle, où il peut modifier ses informations, changer son mot de passe et consulter un tableau récapitulant l’ensemble de ses commandes avec leur statut.</text:p>
      <text:p text:style-name="P34">Utilisation côté employé et administrateur</text:p>
      <text:p text:style-name="Normal">Les employés et l’administrateur disposent sensiblement des mêmes pages que les utilisateurs classiques, mais ne peuvent passer de commande que s’ils créent un compte utilisateur distinct. Cela leur permet principalement d’avoir un aperçu du site après la création de menus ou d’autres fonctionnalités.</text:p>
      <text:p text:style-name="Normal">L’employé a accès à une partie restreinte du dashboard, comprenant :</text:p>
      <text:list text:style-name="LFO4" text:continue-numbering="true">
        <text:list-item>
          <text:p text:style-name="P35">la gestion des commandes reçues,</text:p>
        </text:list-item>
        <text:list-item>
          <text:p text:style-name="P36">la gestion des menus,</text:p>
        </text:list-item>
        <text:list-item>
          <text:p text:style-name="P37">la gestion des horaires (selon la demande du client).</text:p>
        </text:list-item>
      </text:list>
      <text:p text:style-name="Normal">L’administrateur, quant à lui, a accès à l’ensemble du dashboard.</text:p>
      <text:p text:style-name="Normal">Le dashboard dispose d’une barre latérale facilitant la navigation. Chaque bouton permet d’accéder rapidement aux différentes sections de la page.</text:p>
      <text:p text:style-name="Normal">La gestion des commandes permet de visualiser l’ensemble des informations et de faire évoluer le statut des commandes à l’aide des boutons d’action.<text:line-break/>La gestion des menus est divisée en deux parties : la création de menus et la visualisation des menus existants.</text:p>
      <text:soft-page-break/>
      <text:p text:style-name="Normal">La création d’un menu se fait via le bouton<text:s/><text:span text:style-name="T38">Ajouter un menu</text:span>, ouvrant un formulaire. Celui-ci permet d’ajouter la photo principale, de sélectionner le régime alimentaire, de définir le prix, la disponibilité et le stock. Un second bouton permet d’ajouter des photos à la galerie.<text:line-break/>Une fois le menu créé, il apparaît dans la liste des menus existants et peut être modifié. Toutes les modifications ne peuvent pas être effectuées en une seule fois, mais chaque sauvegarde prend correctement en compte les changements.</text:p>
      <text:p text:style-name="Normal">La gestion des horaires est intuitive : il suffit de modifier les informations et de cocher ou décocher les jours de fermeture. Le footer affichera uniquement les plages horaires actives. Il est important de cliquer sur<text:s/><text:span text:style-name="T39">Enregistrer les horaires</text:span>.</text:p>
      <text:p text:style-name="Normal">La gestion des avis clients permet à l’administrateur de sélectionner les avis visibles ou non sur le site.<text:line-break/>L’administrateur peut également créer ou supprimer des employés, ce qui gère leur accès au dashboard. Un tableau récapitule l’ensemble des membres de l’entreprise.</text:p>
      <text:p text:style-name="Normal">La partie statistiques présente un diagramme réalisé à l’aide des balises<text:s/><text:span text:style-name="T40">canvas</text:span>. Il ne s’agit pas de données réelles, car je n’ai pas réussi à coder la partie back-end permettant de générer automatiquement les statistiques. Ce diagramme est donc fictif, mais il a été conçu pour illustrer la présentation souhaitée et permettre, à terme, de comparer les ventes sur plusieurs années.</text:p>
      <text:p text:style-name="Normal">Les filtres par menus et périodes ne sont pas fonctionnels dans cette version. En revanche, le tableau des recettes par menu est opérationnel et permet de trier correctement les informations disponibles.</text:p>
      <text:p text:style-name="P41"/>
      <text:p text:style-name="P42">CHARTE GRAPHIQUE</text:p>
      <text:p text:style-name="Normal"/>
      <text:list text:style-name="LFO5" text:continue-numbering="true">
        <text:list-item>
          <text:p text:style-name="P43">Palette de couleurs</text:p>
        </text:list-item>
      </text:list>
      <table:table table:style-name="Table44">
        <table:table-columns>
          <table:table-column table:style-name="TableColumn45"/>
          <table:table-column table:style-name="TableColumn46"/>
          <table:table-column table:style-name="TableColumn47"/>
        </table:table-columns>
        <table:table-row table:style-name="TableRow48">
          <table:table-cell table:style-name="TableCell49">
            <text:p text:style-name="P50">Couleur</text:p>
          </table:table-cell>
          <table:table-cell table:style-name="TableCell51">
            <text:p text:style-name="P52">Code</text:p>
          </table:table-cell>
          <table:table-cell table:style-name="TableCell53">
            <text:p text:style-name="P54">Utilisation</text:p>
          </table:table-cell>
        </table:table-row>
        <table:table-row table:style-name="TableRow55">
          <table:table-cell table:style-name="TableCell56">
            <text:p text:style-name="P57">Primaire (bordeaux)</text:p>
          </table:table-cell>
          <table:table-cell table:style-name="TableCell58">
            <text:p text:style-name="P59">#660000</text:p>
          </table:table-cell>
          <table:table-cell table:style-name="TableCell60">
            <text:p text:style-name="P61">Titres, boutons, éléments clés</text:p>
          </table:table-cell>
        </table:table-row>
        <table:table-row table:style-name="TableRow62">
          <table:table-cell table:style-name="TableCell63">
            <text:p text:style-name="P64">Secondaire (rose poudré)</text:p>
          </table:table-cell>
          <table:table-cell table:style-name="TableCell65">
            <text:p text:style-name="P66">#C77B7B</text:p>
          </table:table-cell>
          <table:table-cell table:style-name="TableCell67">
            <text:p text:style-name="P68">Fond des formulaires, tableaux, dashboard</text:p>
          </table:table-cell>
        </table:table-row>
        <table:table-row table:style-name="TableRow69">
          <table:table-cell table:style-name="TableCell70">
            <text:p text:style-name="P71">Tertiaire (blanc)</text:p>
          </table:table-cell>
          <table:table-cell table:style-name="TableCell72">
            <text:p text:style-name="P73">#FFFFFF</text:p>
          </table:table-cell>
          <table:table-cell table:style-name="TableCell74">
            <text:p text:style-name="P75">Fond général du site</text:p>
          </table:table-cell>
        </table:table-row>
        <table:table-row table:style-name="TableRow76">
          <table:table-cell table:style-name="TableCell77">
            <text:p text:style-name="P78">Texte spécifique (vert)</text:p>
          </table:table-cell>
          <table:table-cell table:style-name="TableCell79">
            <text:p text:style-name="P80">#4E5B4B</text:p>
          </table:table-cell>
          <table:table-cell table:style-name="TableCell81">
            <text:p text:style-name="P82">Touches sur phrases importantes</text:p>
          </table:table-cell>
        </table:table-row>
        <table:table-row table:style-name="TableRow83">
          <table:table-cell table:style-name="TableCell84">
            <text:p text:style-name="P85">Texte principal (noir)</text:p>
          </table:table-cell>
          <table:table-cell table:style-name="TableCell86">
            <text:p text:style-name="P87">#000000</text:p>
          </table:table-cell>
          <table:table-cell table:style-name="TableCell88">
            <text:p text:style-name="P89">Corps de texte standard</text:p>
          </table:table-cell>
        </table:table-row>
      </table:table>
      <text:p text:style-name="P90"/>
      <text:soft-page-break/>
      <text:p text:style-name="Normal"><text:s/><text:span text:style-name="T91">Remarque</text:span><text:s/>: Les couleurs primaire et secondaire peuvent être dégradées selon le besoin d’intensité pour les éléments visuels.</text:p>
      <text:p text:style-name="Normal"><text:span text:style-name="T92">Justification du choix des couleurs :</text:span></text:p>
      <text:list text:style-name="LFO6" text:continue-numbering="true">
        <text:list-item>
          <text:p text:style-name="P93">Le bordeaux a été choisi pour rappeler le nom de la ville.</text:p>
        </text:list-item>
        <text:list-item>
          <text:p text:style-name="P94">Les couleurs secondaires et tertiaires ont été sélectionnées pour créer un contraste harmonieux avec le bordeaux tout en restant lisibles et esthétiques.</text:p>
        </text:list-item>
      </text:list>
      <text:p text:style-name="Normal">J’ai veillé à respecter la palette de couleurs et la typographie sur tout le site. J’ai utilisé les dégradés des couleurs primaire et secondaire quand c’était nécessaire, mais j’ai fait attention à ne pas mélanger plus de quatre couleurs sur un même écran (hormis pour la page des menus).<text:s/></text:p>
      <text:p text:style-name="P95">2. Typographie</text:p>
      <text:list text:style-name="LFO7" text:continue-numbering="true">
        <text:list-item>
          <text:p text:style-name="P96">Police principale : Montserrat (importée).</text:p>
        </text:list-item>
        <text:list-item>
          <text:p text:style-name="P97">Utilisation : Utilisée sur l’entièreté du site</text:p>
        </text:list-item>
      </text:list>
      <text:p text:style-name="P98">Le texte principal reste en noir pour que tout soit lisible, et j’ai réservé le vert #4E5B4B pour certaines phrases importantes. Pour garder l’identité visuelle cohérente, j’ai utilisé Montserrat partout, pour les titres, paragraphes et boutons.</text:p>
      <text:p text:style-name="Normal"/>
      <text:p text:style-name="P99">3. Maquettes</text:p>
      <text:list text:style-name="LFO8" text:continue-numbering="true">
        <text:list-item>
          <text:p text:style-name="P100">Toutes les maquettes demandées sont exportées au format PDF et disponibles dans le dossier spécifique.</text:p>
        </text:list-item>
      </text:list>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Rounded MT Bold" svg:font-family="Arial Rounded MT Bold" style:font-family-generic="swiss" style:font-pitch="variable" svg:panose-1="2 15 7 4 3 5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exandra RIVIERE</meta:initial-creator>
    <dc:creator>Alexandra RIVIERE</dc:creator>
    <meta:creation-date>2026-01-28T11:54:00Z</meta:creation-date>
    <dc:date>2026-02-18T10:27:00Z</dc:date>
    <meta:template xlink:href="Normal.dotm" xlink:type="simple"/>
    <meta:editing-cycles>11</meta:editing-cycles>
    <meta:editing-duration>PT9180S</meta:editing-duration>
    <meta:document-statistic meta:page-count="6" meta:paragraph-count="22" meta:word-count="1735" meta:character-count="11260" meta:row-count="79" meta:non-whitespace-character-count="9547"/>
  </office:meta>
</office:document-meta>
</file>